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4*"/>
    </style:style>
    <style:style style:name="Table1.B" style:family="table-column">
      <style:table-column-properties style:column-width="1.6729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fr" fo:country="FR"/>
    </style:style>
    <style:style style:name="P2" style:family="paragraph" style:parent-style-name="Table_20_Contents">
      <style:paragraph-properties fo:text-align="center" style:justify-single-word="false"/>
    </style:style>
    <style:style style:name="P3" style:family="paragraph" style:parent-style-name="Standard">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e du système</text:p>
      <text:p text:style-name="Standard"/>
      <text:p text:style-name="P1">Le système est composé de trois entités principales : un serveur, un client lourd et une page web.</text:p>
      <text:p text:style-name="Standard"/>
      <text:p text:style-name="P1">Trois configurations serveur sont possibles.</text:p>
      <text:p text:style-name="P1">La première est composée d'un serveur installé sur la même machine que le client lourd.</text:p>
      <text:p text:style-name="P1">La seconde comprend un serveur dédié installé dans la mairie.</text:p>
      <text:p text:style-name="P1">La troisième quand à elle fait appel à un prestataire pour la gestion du serveur et de l'hébergement.</text:p>
      <text:p text:style-name="P1"/>
      <text:p text:style-name="P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2">Argument</text:p>
          </table:table-cell>
          <table:table-cell table:style-name="Table1.A1" office:value-type="string">
            <text:p text:style-name="P2">Tout en 1 serveur/client lourd</text:p>
          </table:table-cell>
          <table:table-cell table:style-name="Table1.A1" office:value-type="string">
            <text:p text:style-name="P2">Serveur dédié local</text:p>
          </table:table-cell>
          <table:table-cell table:style-name="Table1.D1" office:value-type="string">
            <text:p text:style-name="P2">Serveur distant</text:p>
          </table:table-cell>
        </table:table-row>
        <table:table-row>
          <table:table-cell table:style-name="Table1.A2" office:value-type="string">
            <text:p text:style-name="Table_20_Contents">Facilité d'installation</text:p>
          </table:table-cell>
          <table:table-cell table:style-name="Table1.A2" office:value-type="string">
            <text:p text:style-name="P2">***</text:p>
          </table:table-cell>
          <table:table-cell table:style-name="Table1.A2" office:value-type="string">
            <text:p text:style-name="P2">**</text:p>
          </table:table-cell>
          <table:table-cell table:style-name="Table1.D2" office:value-type="string">
            <text:p text:style-name="P2">****</text:p>
          </table:table-cell>
        </table:table-row>
        <table:table-row>
          <table:table-cell table:style-name="Table1.A2" office:value-type="string">
            <text:p text:style-name="Table_20_Contents">Maintenabilité</text:p>
          </table:table-cell>
          <table:table-cell table:style-name="Table1.A2" office:value-type="string">
            <text:p text:style-name="P2">****</text:p>
          </table:table-cell>
          <table:table-cell table:style-name="Table1.A2" office:value-type="string">
            <text:p text:style-name="P2">****</text:p>
          </table:table-cell>
          <table:table-cell table:style-name="Table1.D2" office:value-type="string">
            <text:p text:style-name="P2">*</text:p>
          </table:table-cell>
        </table:table-row>
        <table:table-row>
          <table:table-cell table:style-name="Table1.A2" office:value-type="string">
            <text:p text:style-name="Table_20_Contents">Cout</text:p>
          </table:table-cell>
          <table:table-cell table:style-name="Table1.A2" office:value-type="string">
            <text:p text:style-name="P2">***</text:p>
          </table:table-cell>
          <table:table-cell table:style-name="Table1.A2" office:value-type="string">
            <text:p text:style-name="P2">****</text:p>
          </table:table-cell>
          <table:table-cell table:style-name="Table1.D2" office:value-type="string">
            <text:p text:style-name="P2">*</text:p>
          </table:table-cell>
        </table:table-row>
        <table:table-row>
          <table:table-cell table:style-name="Table1.A2" office:value-type="string">
            <text:p text:style-name="Table_20_Contents">Performance</text:p>
          </table:table-cell>
          <table:table-cell table:style-name="Table1.A2" office:value-type="string">
            <text:p text:style-name="P2">**</text:p>
          </table:table-cell>
          <table:table-cell table:style-name="Table1.A2" office:value-type="string">
            <text:p text:style-name="P2">***</text:p>
          </table:table-cell>
          <table:table-cell table:style-name="Table1.D2" office:value-type="string">
            <text:p text:style-name="P2">****</text:p>
          </table:table-cell>
        </table:table-row>
      </table:table>
      <text:p text:style-name="P1"/>
      <text:p text:style-name="Standard"/>
      <text:p text:style-name="P1">Le client lourd sera installé sur un poste dédié au sein de la mairie. Ce poste servira à la saisie des pré-réservations et réservations de la salle polyvalente. Le client sera développé en langage Java.<text:line-break/>Une imprimante sera également installée sur ce poste pour permettre l'impression des documents tels que la convention ou l'état des lieux.</text:p>
      <text:p text:style-name="P1"/>
      <text:p text:style-name="P1">Une page web sera créée pour permettre une visualisation à tout moment de la disponibilité de la salle par les personnes désirant la réserver. Cette page d'accès public sera visible sur internet depuis n'importe quel poste ayant une connexion. La page sera développée en langage Java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est </meta:initial-creator>
    <meta:creation-date>2014-03-12T09:04:04</meta:creation-date>
    <dc:date>2014-03-12T11:24:28</dc:date>
    <dc:creator>guest </dc:creator>
    <meta:editing-duration>PT00H42M42S</meta:editing-duration>
    <meta:editing-cycles>2</meta:editing-cycles>
    <meta:generator>OpenOffice.org/3.2$Linux OpenOffice.org_project/320m12$Build-9483</meta:generator>
    <meta:document-statistic meta:table-count="1" meta:image-count="0" meta:object-count="0" meta:page-count="1" meta:paragraph-count="28" meta:word-count="199" meta:character-count="1201"/>
  </office:meta>
</office:document-meta>
</file>